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BE000000B9F3693757.png" manifest:media-type="image/png"/>
  <manifest:file-entry manifest:full-path="Pictures/10000000000003840000028AE36F23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721cm" svg:x="1cm" svg:y="7.989cm">
          <draw:image xlink:href="Pictures/10000000000003840000028AE36F23B9.png" xlink:type="simple" xlink:show="embed" xlink:actuate="onLoad">
            <text:p/>
          </draw:image>
        </draw:frame>
        <draw:frame draw:style-name="gr1" draw:text-style-name="P1" draw:layer="Layer4" svg:width="11.184cm" svg:height="11cm" svg:x="5.016cm" svg:y="9.3cm">
          <draw:image xlink:href="Pictures/10000200000000BE000000B9F36937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30T14:53:44.962677676</dc:date>
    <meta:document-statistic meta:object-count="2"/>
    <meta:generator>LibreOffice/4.2.8.2$Linux_X86_64 LibreOffice_project/420m0$Build-2</meta:generator>
  </office:meta>
</office:document-meta>
</file>